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GA RUIZ, WILSON FRED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247787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GRIPO VIPUS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EGA RUIZ, WILSON FRED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4778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323898</text:p>
          </table:table-cell>
          <table:table-cell table:style-name="Tabla2.A2" office:value-type="string">
            <text:p text:style-name="P7">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FIA SIPIRAM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L MONTO ABONA CUBRE 4 AYP + 3 TERREST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2:19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